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cc27c" officeooo:paragraph-rsid="000cc27c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50e9f" officeooo:paragraph-rsid="00150e9f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0dd4f2" officeooo:paragraph-rsid="000dd4f2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0dd4f2" officeooo:paragraph-rsid="000e47a1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0e47a1" officeooo:paragraph-rsid="000e47a1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0f65a3" officeooo:paragraph-rsid="000f65a3" style:font-weight-asian="bold" style:font-weight-complex="bold"/>
    </style:style>
    <style:style style:name="P7" style:family="paragraph" style:parent-style-name="Standard">
      <style:text-properties style:text-underline-style="none" fo:font-weight="normal" officeooo:rsid="00164702" officeooo:paragraph-rsid="00164702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89a08" officeooo:paragraph-rsid="00189a0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47a1" style:font-weight-asian="normal" style:font-weight-complex="normal"/>
    </style:style>
    <style:style style:name="T3" style:family="text">
      <style:text-properties fo:font-weight="normal" officeooo:rsid="001100ae" style:font-weight-asian="normal" style:font-weight-complex="normal"/>
    </style:style>
    <style:style style:name="T4" style:family="text">
      <style:text-properties officeooo:rsid="000e47a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6cac1"/>
    </style:style>
    <style:style style:name="T7" style:family="text">
      <style:text-properties officeooo:rsid="00184ecb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8">Assignment 1:</text:span> Pseudocode Development - Task: Write a detailed pseudocode for<text:line-break/>a simple program that takes a number as input, calculates the square if it's<text:line-break/>even or the cube if it's odd, and then outputs the result. Incorporate<text:line-break/>conditional and looping constructs.</text:p>
      <text:p text:style-name="Standard"/>
      <text:p text:style-name="P1">Pseudocode</text:p>
      <text:p text:style-name="P3">step1: <text:span text:style-name="T2">Start</text:span></text:p>
      <text:p text:style-name="P4"><text:span text:style-name="T4">step2:</text:span><text:span text:style-name="T2"> Read number into num.</text:span></text:p>
      <text:p text:style-name="P5">Step3:<text:span text:style-name="T1">if(num%2==0)</text:span></text:p>
      <text:p text:style-name="P5"><text:span text:style-name="T1"><text:tab/>{</text:span></text:p>
      <text:p text:style-name="P5"><text:span text:style-name="T1"><text:tab/> <text:s text:c="2"/>res = num * num;</text:span></text:p>
      <text:p text:style-name="P5"><text:span text:style-name="T1"><text:tab/>}</text:span></text:p>
      <text:p text:style-name="P5"><text:span text:style-name="T1"><text:tab/>else</text:span></text:p>
      <text:p text:style-name="P5"><text:span text:style-name="T1"><text:tab/>{</text:span></text:p>
      <text:p text:style-name="P5"><text:span text:style-name="T1"><text:tab/> <text:s text:c="3"/>res = num * num * num;</text:span></text:p>
      <text:p text:style-name="P5"><text:span text:style-name="T1"><text:tab/> }</text:span></text:p>
      <text:p text:style-name="P6"><text:span text:style-name="T4">S</text:span>tep4: <text:span text:style-name="T1">Print res.</text:span></text:p>
      <text:p text:style-name="P6">Step5:<text:span text:style-name="T1"> End.</text:span></text:p>
      <text:p text:style-name="P6"><text:span text:style-name="T1"/></text:p>
      <text:p text:style-name="P2">Code :</text:p>
      <text:p text:style-name="P7">#include&lt;stdio.h&gt;</text:p>
      <text:p text:style-name="P7">int main()</text:p>
      <text:p text:style-name="P7">{</text:p>
      <text:p text:style-name="P7"><text:tab/><text:span text:style-name="T6">int num,res;</text:span></text:p>
      <text:p text:style-name="P7"><text:tab/><text:span text:style-name="T6">printf(“\Enter the number: “);</text:span></text:p>
      <text:p text:style-name="P7"><text:tab/><text:span text:style-name="T6">scanf(“%d”,&amp;num);</text:span></text:p>
      <text:p text:style-name="P7"><text:tab/><text:span text:style-name="T7">if(num %2 == 0)</text:span></text:p>
      <text:p text:style-name="P7"><text:tab/><text:span text:style-name="T7">{<text:tab/></text:span></text:p>
      <text:p text:style-name="P7"><text:tab/><text:tab/><text:span text:style-name="T7">res = num * num;</text:span></text:p>
      <text:p text:style-name="P7"><text:tab/><text:span text:style-name="T7">}</text:span></text:p>
      <text:p text:style-name="P7"><text:tab/><text:span text:style-name="T7">else</text:span></text:p>
      <text:p text:style-name="P7"><text:tab/><text:span text:style-name="T7">{</text:span></text:p>
      <text:p text:style-name="P7"><text:tab/><text:tab/><text:span text:style-name="T7">res = num*num*num;</text:span></text:p>
      <text:p text:style-name="P7"><text:tab/><text:span text:style-name="T7">}</text:span></text:p>
      <text:p text:style-name="P7"><text:tab/><text:span text:style-name="T7">printf(“\nOutput:%d”,res);</text:span></text:p>
      <text:p text:style-name="P8">}</text:p>
      <text:p text:style-name="P6"><text:span text:style-name="T3"/></text:p>
      <text:p text:style-name="P6"><text:span text:style-name="T3"/></text:p>
      <text:p text:style-name="P6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9:06:35.527039791</meta:creation-date>
    <dc:date>2024-03-25T19:18:14.760013024</dc:date>
    <meta:editing-duration>PT11M31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1" meta:paragraph-count="31" meta:word-count="105" meta:character-count="609" meta:non-whitespace-character-count="505"/>
  </office:meta>
</office:document-meta>
</file>